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300000013BD25966176FAEC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6.35cm" svg:y1="12.352cm" svg:x2="19.051cm" svg:y2="12.446cm">
          <text:p/>
        </draw:line>
        <draw:custom-shape draw:style-name="gr2" draw:text-style-name="P2" draw:layer="layout" svg:width="0.508cm" svg:height="0.508cm" svg:x="6.095cm" svg:y="1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9.651cm" svg:y="1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05cm" svg:y1="12.446cm" svg:x2="22.606cm" svg:y2="12.446cm">
          <text:p/>
        </draw:line>
        <draw:custom-shape draw:style-name="gr2" draw:text-style-name="P2" draw:layer="layout" svg:width="0.508cm" svg:height="0.508cm" svg:x="9.651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3.207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461cm" svg:y1="12.352cm" svg:x2="12.699cm" svg:y2="8.796cm">
          <text:p/>
        </draw:line>
        <draw:line draw:style-name="gr1" draw:text-style-name="P1" draw:layer="layout" svg:x1="9.905cm" svg:y1="12.352cm" svg:x2="12.699cm" svg:y2="8.796cm">
          <text:p/>
        </draw:line>
        <draw:custom-shape draw:style-name="gr2" draw:text-style-name="P2" draw:layer="layout" svg:width="0.508cm" svg:height="0.508cm" svg:x="12.445cm" svg:y="8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9.652cm" svg:y="1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3.208cm" svg:y="1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8.796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2.606cm" svg:y1="12.446cm" svg:x2="22.606cm" svg:y2="3.302cm">
          <text:p/>
        </draw:line>
        <draw:line draw:style-name="gr1" draw:text-style-name="P1" draw:layer="layout" svg:x1="6.35cm" svg:y1="12.352cm" svg:x2="6.35cm" svg:y2="3.208cm">
          <text:p/>
        </draw:line>
        <draw:line draw:style-name="gr1" draw:text-style-name="P1" draw:layer="layout" svg:x1="6.35cm" svg:y1="3.208cm" svg:x2="22.606cm" svg:y2="3.302cm">
          <text:p/>
        </draw:line>
        <draw:custom-shape draw:style-name="gr2" draw:text-style-name="P2" draw:layer="layout" svg:width="0.508cm" svg:height="0.508cm" svg:x="7.87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6.00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2.352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6.096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3.208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08cm" svg:height="0.508cm" svg:x="22.35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461cm" svg:y1="12.352cm" svg:x2="16.255cm" svg:y2="9.652cm">
          <text:p/>
        </draw:line>
        <draw:custom-shape draw:style-name="gr2" draw:text-style-name="P2" draw:layer="layout" svg:width="0.508cm" svg:height="0.508cm" svg:x="13.20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6.003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051cm" svg:y1="12.446cm" svg:x2="16.255cm" svg:y2="9.652cm">
          <text:p/>
        </draw:line>
        <draw:custom-shape draw:style-name="gr2" draw:text-style-name="P2" draw:layer="layout" svg:width="0.508cm" svg:height="0.508cm" svg:x="16.00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8.797cm" svg:y="12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051cm" svg:y1="12.446cm" svg:x2="22.606cm" svg:y2="9.144cm">
          <text:p/>
        </draw:line>
        <draw:line draw:style-name="gr1" draw:text-style-name="P1" draw:layer="layout" svg:x1="16.256cm" svg:y1="9.652cm" svg:x2="22.606cm" svg:y2="9.144cm">
          <text:p/>
        </draw:line>
        <draw:custom-shape draw:style-name="gr2" draw:text-style-name="P2" draw:layer="layout" svg:width="0.508cm" svg:height="0.508cm" svg:x="19.05cm" svg:y="6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08cm" svg:height="0.508cm" svg:x="16.51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12.699cm" svg:y1="8.796cm" svg:x2="16.256cm" svg:y2="9.652cm">
          <text:p/>
        </draw:line>
        <draw:line draw:style-name="gr1" draw:text-style-name="P1" draw:layer="layout" svg:x1="13.461cm" svg:y1="5.842cm" svg:x2="16.255cm" svg:y2="9.652cm">
          <text:p/>
        </draw:line>
        <draw:line draw:style-name="gr1" draw:text-style-name="P1" draw:layer="layout" svg:x1="16.764cm" svg:y1="5.842cm" svg:x2="16.258cm" svg:y2="9.652cm">
          <text:p/>
        </draw:line>
        <draw:line draw:style-name="gr1" draw:text-style-name="P1" draw:layer="layout" svg:x1="19.304cm" svg:y1="6.858cm" svg:x2="16.258cm" svg:y2="9.652cm">
          <text:p/>
        </draw:line>
        <draw:line draw:style-name="gr1" draw:text-style-name="P1" draw:layer="layout" svg:x1="8.128cm" svg:y1="9.906cm" svg:x2="9.905cm" svg:y2="12.352cm">
          <text:p/>
        </draw:line>
        <draw:line draw:style-name="gr1" draw:text-style-name="P1" draw:layer="layout" svg:x1="8.128cm" svg:y1="9.906cm" svg:x2="6.35cm" svg:y2="12.352cm">
          <text:p/>
        </draw:line>
        <draw:line draw:style-name="gr1" draw:text-style-name="P1" draw:layer="layout" svg:x1="12.699cm" svg:y1="8.796cm" svg:x2="13.463cm" svg:y2="5.842cm">
          <text:p/>
        </draw:line>
        <draw:custom-shape draw:style-name="gr2" draw:text-style-name="P2" draw:layer="layout" svg:width="0.508cm" svg:height="0.508cm" svg:x="18.798cm" svg:y="12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2.353cm" svg:y="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02cm" svg:height="0.502cm" svg:x="16.002cm" svg:y="9.406cm">
          <draw:image xlink:href="Pictures/100002010000001300000013BD25966176FAEC3F.png" xlink:type="simple" xlink:show="embed" xlink:actuate="onLoad" loext:mime-type="image/png">
            <text:p/>
          </draw:image>
        </draw:frame>
        <draw:custom-shape draw:style-name="gr2" draw:text-style-name="P2" draw:layer="layout" svg:width="0.508cm" svg:height="0.508cm" svg:x="12.446cm" svg:y="8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7.875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9.653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6.097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2.606cm" svg:y1="9.144cm" svg:x2="19.306cm" svg:y2="6.858cm">
          <text:p/>
        </draw:line>
        <draw:custom-shape draw:style-name="gr2" draw:text-style-name="P2" draw:layer="layout" svg:width="0.508cm" svg:height="0.508cm" svg:x="19.051cm" svg:y="6.6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08cm" svg:height="0.508cm" svg:x="16.511cm" svg:y="5.5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08cm" svg:height="0.508cm" svg:x="13.209cm" svg:y="5.5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2" draw:layer="layout" svg:width="0.502cm" svg:height="0.502cm" svg:x="6.102cm" svg:y="3.054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3" draw:text-style-name="P2" draw:layer="layout" svg:width="0.502cm" svg:height="0.502cm" svg:x="22.352cm" svg:y="3.054cm">
          <draw:image xlink:href="Pictures/100002010000001300000013BD25966176FAEC3F.png" xlink:type="simple" xlink:show="embed" xlink:actuate="onLoad" loext:mime-type="image/png">
            <text:p/>
          </draw:image>
        </draw:frame>
        <draw:custom-shape draw:style-name="gr2" draw:text-style-name="P2" draw:layer="layout" svg:width="0.508cm" svg:height="0.508cm" svg:x="22.354cm" svg:y="8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128cm" svg:y1="9.906cm" svg:x2="12.699cm" svg:y2="8.796cm">
          <text:p/>
        </draw:line>
        <draw:line draw:style-name="gr1" draw:text-style-name="P1" draw:layer="layout" svg:x1="9.398cm" svg:y1="6.35cm" svg:x2="12.7cm" svg:y2="8.796cm">
          <text:p/>
        </draw:line>
        <draw:line draw:style-name="gr1" draw:text-style-name="P1" draw:layer="layout" svg:x1="9.398cm" svg:y1="6.35cm" svg:x2="13.463cm" svg:y2="5.842cm">
          <text:p/>
        </draw:line>
        <draw:line draw:style-name="gr1" draw:text-style-name="P1" draw:layer="layout" svg:x1="13.461cm" svg:y1="5.842cm" svg:x2="16.764cm" svg:y2="5.842cm">
          <text:p/>
        </draw:line>
        <draw:line draw:style-name="gr1" draw:text-style-name="P1" draw:layer="layout" svg:x1="16.765cm" svg:y1="5.842cm" svg:x2="19.304cm" svg:y2="6.858cm">
          <text:p/>
        </draw:line>
        <draw:frame draw:style-name="gr3" draw:text-style-name="P2" draw:layer="layout" svg:width="0.502cm" svg:height="0.502cm" svg:x="9.15cm" svg:y="6.102cm">
          <draw:image xlink:href="Pictures/100002010000001300000013BD25966176FAEC3F.png" xlink:type="simple" xlink:show="embed" xlink:actuate="onLoad" loext:mime-type="image/png">
            <text:p/>
          </draw:image>
        </draw:frame>
        <draw:line draw:style-name="gr1" draw:text-style-name="P1" draw:layer="layout" svg:x1="8.129cm" svg:y1="9.906cm" svg:x2="9.398cm" svg:y2="6.35cm">
          <text:p/>
        </draw:line>
        <draw:line draw:style-name="gr1" draw:text-style-name="P1" draw:layer="layout" svg:x1="6.35cm" svg:y1="7.62cm" svg:x2="9.399cm" svg:y2="6.35cm">
          <text:p/>
        </draw:line>
        <draw:line draw:style-name="gr1" draw:text-style-name="P1" draw:layer="layout" svg:x1="6.35cm" svg:y1="7.62cm" svg:x2="8.128cm" svg:y2="9.906cm">
          <text:p/>
        </draw:line>
        <draw:custom-shape draw:style-name="gr2" draw:text-style-name="P2" draw:layer="layout" svg:width="0.508cm" svg:height="0.508cm" svg:x="7.876cm" svg:y="9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2.447cm" svg:y="8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9.052cm" svg:y="6.6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08cm" svg:height="0.508cm" svg:x="16.512cm" svg:y="5.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08cm" svg:height="0.508cm" svg:x="13.21cm" svg:y="5.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2" draw:layer="layout" svg:width="0.502cm" svg:height="0.502cm" svg:x="9.15cm" svg:y="6.102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3" draw:text-style-name="P2" draw:layer="layout" svg:width="0.502cm" svg:height="0.502cm" svg:x="18.04cm" svg:y="3.054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4" draw:text-style-name="P2" draw:layer="layout" svg:width="0.502cm" svg:height="0.502cm" svg:x="14.732cm" svg:y="3.048cm">
          <draw:image xlink:href="Pictures/100002010000001300000013BD25966176FAEC3F.png" xlink:type="simple" xlink:show="embed" xlink:actuate="onLoad" loext:mime-type="image/png">
            <text:p text:style-name="P2"><text:s/></text:p>
          </draw:image>
        </draw:frame>
        <draw:frame draw:style-name="gr3" draw:text-style-name="P2" draw:layer="layout" svg:width="0.502cm" svg:height="0.502cm" svg:x="18.04cm" svg:y="3.054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4" draw:text-style-name="P2" draw:layer="layout" svg:width="0.502cm" svg:height="0.502cm" svg:x="14.732cm" svg:y="3.048cm">
          <draw:image xlink:href="Pictures/100002010000001300000013BD25966176FAEC3F.png" xlink:type="simple" xlink:show="embed" xlink:actuate="onLoad" loext:mime-type="image/png">
            <text:p text:style-name="P2"><text:s/></text:p>
          </draw:image>
        </draw:frame>
        <draw:frame draw:style-name="gr3" draw:text-style-name="P2" draw:layer="layout" svg:width="0.502cm" svg:height="0.502cm" svg:x="9.658cm" svg:y="3.048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3" draw:text-style-name="P2" draw:layer="layout" svg:width="0.502cm" svg:height="0.502cm" svg:x="6.102cm" svg:y="7.372cm">
          <draw:image xlink:href="Pictures/100002010000001300000013BD25966176FAEC3F.png" xlink:type="simple" xlink:show="embed" xlink:actuate="onLoad" loext:mime-type="image/png">
            <text:p/>
          </draw:image>
        </draw:frame>
        <draw:line draw:style-name="gr1" draw:text-style-name="P1" draw:layer="layout" svg:x1="6.35cm" svg:y1="3.302cm" svg:x2="9.4cm" svg:y2="6.35cm">
          <text:p/>
        </draw:line>
        <draw:line draw:style-name="gr1" draw:text-style-name="P1" draw:layer="layout" svg:x1="9.906cm" svg:y1="3.302cm" svg:x2="9.4cm" svg:y2="6.35cm">
          <text:p/>
        </draw:line>
        <draw:line draw:style-name="gr1" draw:text-style-name="P1" draw:layer="layout" svg:x1="9.906cm" svg:y1="3.302cm" svg:x2="13.463cm" svg:y2="5.842cm">
          <text:p/>
        </draw:line>
        <draw:line draw:style-name="gr1" draw:text-style-name="P1" draw:layer="layout" svg:x1="14.986cm" svg:y1="3.302cm" svg:x2="13.464cm" svg:y2="5.842cm">
          <text:p/>
        </draw:line>
        <draw:line draw:style-name="gr1" draw:text-style-name="P1" draw:layer="layout" svg:x1="14.986cm" svg:y1="3.302cm" svg:x2="16.764cm" svg:y2="5.842cm">
          <text:p/>
        </draw:line>
        <draw:line draw:style-name="gr1" draw:text-style-name="P1" draw:layer="layout" svg:x1="18.288cm" svg:y1="3.302cm" svg:x2="16.764cm" svg:y2="5.842cm">
          <text:p/>
        </draw:line>
        <draw:line draw:style-name="gr1" draw:text-style-name="P1" draw:layer="layout" svg:x1="18.288cm" svg:y1="3.302cm" svg:x2="19.306cm" svg:y2="6.858cm">
          <text:p/>
        </draw:line>
        <draw:line draw:style-name="gr1" draw:text-style-name="P1" draw:layer="layout" svg:x1="22.606cm" svg:y1="3.302cm" svg:x2="19.306cm" svg:y2="6.858cm">
          <text:p/>
        </draw:line>
        <draw:line draw:style-name="gr1" draw:text-style-name="P1" draw:layer="layout" svg:x1="22.606cm" svg:y1="6.096cm" svg:x2="19.306cm" svg:y2="6.858cm">
          <text:p/>
        </draw:line>
        <draw:custom-shape draw:style-name="gr2" draw:text-style-name="P2" draw:layer="layout" svg:width="0.508cm" svg:height="0.508cm" svg:x="16.513cm" svg:y="5.5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2" draw:layer="layout" svg:width="0.502cm" svg:height="0.502cm" svg:x="22.352cm" svg:y="3.054cm">
          <draw:image xlink:href="Pictures/100002010000001300000013BD25966176FAEC3F.png" xlink:type="simple" xlink:show="embed" xlink:actuate="onLoad" loext:mime-type="image/png">
            <text:p/>
          </draw:image>
        </draw:frame>
        <draw:custom-shape draw:style-name="gr2" draw:text-style-name="P2" draw:layer="layout" svg:width="0.508cm" svg:height="0.508cm" svg:x="19.053cm" svg:y="6.6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08cm" svg:height="0.508cm" svg:x="13.211cm" svg:y="5.5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2" draw:layer="layout" svg:width="0.502cm" svg:height="0.502cm" svg:x="9.15cm" svg:y="6.102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3" draw:text-style-name="P2" draw:layer="layout" svg:width="0.502cm" svg:height="0.502cm" svg:x="6.102cm" svg:y="3.054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3" draw:text-style-name="P2" draw:layer="layout" svg:width="0.502cm" svg:height="0.502cm" svg:x="9.658cm" svg:y="3.048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4" draw:text-style-name="P2" draw:layer="layout" svg:width="0.502cm" svg:height="0.502cm" svg:x="14.732cm" svg:y="3.048cm">
          <draw:image xlink:href="Pictures/100002010000001300000013BD25966176FAEC3F.png" xlink:type="simple" xlink:show="embed" xlink:actuate="onLoad" loext:mime-type="image/png">
            <text:p text:style-name="P2"><text:s/></text:p>
          </draw:image>
        </draw:frame>
        <draw:frame draw:style-name="gr3" draw:text-style-name="P2" draw:layer="layout" svg:width="0.502cm" svg:height="0.502cm" svg:x="18.04cm" svg:y="3.054cm">
          <draw:image xlink:href="Pictures/100002010000001300000013BD25966176FAEC3F.png" xlink:type="simple" xlink:show="embed" xlink:actuate="onLoad" loext:mime-type="image/png">
            <text:p/>
          </draw:image>
        </draw:frame>
        <draw:frame draw:style-name="gr3" draw:text-style-name="P2" draw:layer="layout" svg:width="0.502cm" svg:height="0.502cm" svg:x="22.352cm" svg:y="5.848cm">
          <draw:image xlink:href="Pictures/100002010000001300000013BD25966176FAEC3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01:55.046079216</meta:creation-date>
    <dc:date>2020-12-11T11:33:53.655640988</dc:date>
    <meta:editing-duration>PT1H56M38S</meta:editing-duration>
    <meta:editing-cycles>9</meta:editing-cycles>
    <meta:generator>LibreOffice/6.4.3.2$Linux_X86_64 LibreOffice_project/40$Build-2</meta:generator>
    <meta:document-statistic meta:object-count="115"/>
  </office:meta>
</office:document-meta>
</file>